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margin-top="0cm" fo:margin-bottom="0cm"/>
      <style:text-properties style:text-underline-style="solid" style:text-underline-width="auto" style:text-underline-color="font-color"/>
    </style:style>
    <style:style style:name="P3" style:family="paragraph" style:parent-style-name="Standard">
      <style:paragraph-properties fo:margin-top="0cm" fo:margin-bottom="0cm"/>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fo:font-style="italic" style:font-style-asian="italic" style:font-style-complex="italic"/>
    </style:style>
    <style:style style:name="P6" style:family="paragraph" style:parent-style-name="Text_20_body">
      <style:paragraph-properties fo:margin-top="0cm" fo:margin-bottom="0cm"/>
      <style:text-properties fo:font-style="normal" style:text-underline-style="solid" style:text-underline-width="auto" style:text-underline-color="font-color" style:font-style-asian="normal" style:font-style-complex="normal"/>
    </style:style>
    <style:style style:name="P7" style:family="paragraph" style:parent-style-name="Text_20_body">
      <style:paragraph-properties fo:margin-top="0cm" fo:margin-bottom="0cm"/>
      <style:text-properties fo:font-style="normal" style:text-underline-style="none" style:font-style-asian="normal" style:font-style-complex="normal"/>
    </style:style>
    <style:style style:name="P8" style:family="paragraph" style:parent-style-name="Text_20_body">
      <style:paragraph-properties fo:margin-top="0cm" fo:margin-bottom="0cm"/>
      <style:text-properties style:text-underline-style="solid" style:text-underline-width="auto" style:text-und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ionalidades</text:p>
      <text:p text:style-name="P2"/>
      <text:p text:style-name="P3">Registrar operaciones</text:p>
      <text:p text:style-name="P4">El sistema dispone de varios módulos dependiendo del tipo de operación que se trate. Las operaciones cuentan con un código alfanumérico de la forma LXXXXXXXX (siendo "L" una letra correspondiente al tipo de operación y "X" un número decimal para la numeración de las mismas). Esta numeración es automática sin excepción, y la eliminación de operaciones, junto con el detalle de la misma, es registrada también en el sistema.</text:p>
      <text:p text:style-name="P4">Cada una de las operaciónes puede estar asociada a uno o más comprobantes en el caso de que sea requerido.</text:p>
      <text:p text:style-name="P4">Se contempla en esta funcionalidad, las opciones de <text:span text:style-name="T2">baja</text:span> y <text:span text:style-name="T2">modificación</text:span><text:span text:style-name="T1">. Si se selecciona una operación se actúa también sobre el comprobante (si existe) y viceversa, salvo que</text:span> alguno de ellos se encuentre afectado por otras operaciones o comprobantes. En este caso el sistema provee de operaciones de tipo "Ajuste" o de la utilización de otros comprobantes socialmente conocidos (notas de débito, notas de crédito, etc) dependiendo el caso.</text:p>
      <text:p text:style-name="Text_20_body">La sección de modificación permite tanto cambiar valores de la operación (siempre y cuando se cumplan las condiciones especificadas anteriormente) como el agregado o eliminación de comprobantes asociados a la misma.</text:p>
      <text:p text:style-name="P4">Al contar el sistema con la separación de estos dos conceptos (operaciones y comprobantes) para reflejar los movimientos, se otorga una mayor flexibilidad a la hora de registrar las actividades comerciales del negocio o empresa. Esto permite reflejar en tiempo real y de manera más adecuada <text:s/>el estado de las operaciones comerciales, dejándolas pendientes de ser asociadas con su respectivo comprobante en el momento que surja la necesidad. Igualmente esta opción puede ser dehabilitada unificando la forma de registración en una sola (sólo comprobantes ya que cuentan con caracter legal).</text:p>
      <text:p text:style-name="P4"/>
      <text:p text:style-name="P5">En esta versión queda fuera del alcance la creación de formatos de comprobantes para la impresión sobre documentos preimpresos.</text:p>
      <text:p text:style-name="P5"/>
      <text:p text:style-name="P4">A continuación se listan las operaciones contempladas en la versión junto con la descripción de las mismas:</text:p>
      <text:p text:style-name="P6"/>
      <text:p text:style-name="P6">Compras</text:p>
      <text:p text:style-name="Text_20_body">Esta sección constituye un módulo en sí misma y en ella se registran las operaciones de abastecimiento que actualizan el stock en el sistema. Por defecto considera una forma de pago en cuenta corriente. Se puede especificar un valor a este campo; los valores contemplados son: "Efectivo" y "Otros". En el caso en el que se especifique que el tipo de pago sea efectivo, se registra el pago automáticamente, de otra manera finalizada la registración de la compra se abrirá inmediatamente el módulo de pagos para concluir el proceso de registro.</text:p>
      <text:p text:style-name="Text_20_body">Las compras están, a su vez, asociados a un único proveedor o acreedor. Si no se necesita asignar a una persona en particular se deberá selecciónar la entidad genérica "Proveedores" o "Acreedores Varios".</text:p>
      <text:p text:style-name="Text_20_body">Al efectuar el proceso de registración de compra deben especificarse los artículos o servicios adquiridos. Si los artículos/servicios no se encuentran cargados previamente en la base se debe ingresar la descripción correspondiente para que el sistema lo tome como "Otros artículos" u "Otros servicios" o ingresarlo en el momento llamando a la funcionalidad del módulo de stock.</text:p>
      <text:p text:style-name="P5">En futuras versiones, el sistema podrá contar con una herramienta para unificar productos no presentes en la base de datos en el momento de facturar, con los correspondientes registros agregados posteriormente por considerarse necesario.</text:p>
      <text:p text:style-name="P7"/>
      <text:p text:style-name="P8"><text:soft-page-break/>Pagos</text:p>
      <text:p text:style-name="P4">Este módulo incluye operaciones relacionadas por lo general con una o varias operaciones de compras, salvo pagos a cuenta y otros pagos no relacionados con el abastecimiento (impuestos, alquileres, etc). Los pagos están también asociados a un único proveedor o acreedor (al igual que las operaciones de compras que afectan).</text:p>
      <text:p text:style-name="P7"/>
      <text:p text:style-name="P8">Venta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4H10M49S</meta:editing-duration>
    <meta:editing-cycles>34</meta:editing-cycles>
    <meta:generator>OpenOffice.org/3.1$Win32 OpenOffice.org_project/310m11$Build-9399</meta:generator>
    <dc:date>2014-12-29T17:56:08.15</dc:date>
    <dc:creator>Alejandro Daniel Gimenez Tomas</dc:creator>
    <meta:document-statistic meta:table-count="0" meta:image-count="0" meta:object-count="0" meta:page-count="2" meta:paragraph-count="17" meta:word-count="586" meta:character-count="3747"/>
    <meta:user-defined meta:name="Info 1"/>
    <meta:user-defined meta:name="Info 2"/>
    <meta:user-defined meta:name="Info 3"/>
    <meta:user-defined meta:name="Info 4"/>
  </office:meta>
</office:document-meta>
</file>